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cyThrottleSupport.isThrottle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cyThrottleSupport.setConcurrencyLimit( int concurrency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cyThrottleSupport.beforeAcces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ncurrencyThrottleSupport.afterAc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ncurrencyThrottleSupport.getConcurrency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cyThrottleSupport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